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54a" officeooo:paragraph-rsid="00126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instalación sólo está probada en Ubuntu/Linux Mint </text:p>
      <text:p text:style-name="P1">Para poder instalar, debe tener:</text:p>
      <text:p text:style-name="P1">·apache2</text:p>
      <text:p text:style-name="P1">·python 2.7</text:p>
      <text:p text:style-name="P1">·postgresql</text:p>
      <text:p text:style-name="P1">·mod_wsgi</text:p>
      <text:p text:style-name="P1">·cherrypy</text:p>
      <text:p text:style-name="P1">·cherrypymako</text:p>
      <text:p text:style-name="P1">·memcached</text:p>
      <text:p text:style-name="P1">·python-memcached</text:p>
      <text:p text:style-name="P1">·pyla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19:18:17.134211965</meta:creation-date>
    <dc:date>2015-01-01T19:28:22.858546542</dc:date>
    <meta:editing-duration>PT10M7S</meta:editing-duration>
    <meta:editing-cycles>1</meta:editing-cycles>
    <meta:document-statistic meta:table-count="0" meta:image-count="0" meta:object-count="0" meta:page-count="1" meta:paragraph-count="11" meta:word-count="23" meta:character-count="180" meta:non-whitespace-character-count="167"/>
    <meta:generator>LibreOffice/4.3.3.2$Linux_X86_64 LibreOffice_project/430m0$Build-2</meta:generator>
  </office:meta>
</office:document-meta>
</file>